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text-properties style:font-name="Titillium Web" officeooo:rsid="001ed74c" officeooo:paragraph-rsid="001ed74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7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9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ed74c" officeooo:paragraph-rsid="001ed74c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none" fo:font-weight="normal" officeooo:rsid="00133d8b" officeooo:paragraph-rsid="00133d8b" style:font-weight-asian="normal" style:font-weight-complex="normal"/>
    </style:style>
    <style:style style:name="P12" style:family="paragraph" style:parent-style-name="Standard">
      <style:text-properties style:font-name="Titillium Web" fo:language="en" fo:country="GB" style:text-underline-style="none" fo:font-weight="normal" officeooo:rsid="001573db" officeooo:paragraph-rsid="001573db" style:font-weight-asian="normal" style:font-weight-complex="normal"/>
    </style:style>
    <style:style style:name="P13" style:family="paragraph" style:parent-style-name="Standard">
      <style:text-properties style:font-name="Titillium Web" fo:language="en" fo:country="GB" style:text-underline-style="none" fo:font-weight="normal" officeooo:rsid="00172a09" officeooo:paragraph-rsid="00172a09" style:font-weight-asian="normal" style:font-weight-complex="normal"/>
    </style:style>
    <style:style style:name="P14" style:family="paragraph" style:parent-style-name="Standard">
      <style:text-properties style:font-name="Titillium Web" fo:language="en" fo:country="GB" style:text-underline-style="none" fo:font-weight="normal" officeooo:rsid="0018d45d" officeooo:paragraph-rsid="00173555" style:font-weight-asian="normal" style:font-weight-complex="normal"/>
    </style:style>
    <style:style style:name="P15" style:family="paragraph" style:parent-style-name="Standard">
      <style:text-properties style:font-name="Titillium Web" fo:language="en" fo:country="GB" style:text-underline-style="none" fo:font-weight="normal" officeooo:rsid="00191c7d" officeooo:paragraph-rsid="00191c7d" style:font-weight-asian="normal" style:font-weight-complex="normal"/>
    </style:style>
    <style:style style:name="P16" style:family="paragraph" style:parent-style-name="Standard">
      <style:text-properties style:font-name="Titillium Web" fo:language="en" fo:country="GB" style:text-underline-style="none" fo:font-weight="normal" officeooo:rsid="001acd27" officeooo:paragraph-rsid="001acd27" style:font-weight-asian="normal" style:font-weight-complex="normal"/>
    </style:style>
    <style:style style:name="P17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18" style:family="paragraph" style:parent-style-name="Standard">
      <style:text-properties style:font-name="Titillium Web" fo:language="en" fo:country="GB" style:text-underline-style="none" fo:font-weight="normal" officeooo:rsid="001d9a95" officeooo:paragraph-rsid="001d9a95" style:font-weight-asian="normal" style:font-weight-complex="normal"/>
    </style:style>
    <style:style style:name="P19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20" style:family="paragraph" style:parent-style-name="Standard">
      <style:text-properties style:font-name="Titillium Web" fo:language="en" fo:country="GB" style:text-underline-style="none" fo:font-weight="normal" officeooo:rsid="001ed74c" officeooo:paragraph-rsid="001ed74c" style:font-weight-asian="normal" style:font-weight-complex="normal"/>
    </style:style>
    <style:style style:name="P21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22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22c241" officeooo:paragraph-rsid="0022c241" style:font-weight-asian="normal" style:font-weight-complex="normal"/>
    </style:style>
    <style:style style:name="P23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24c0cd" officeooo:paragraph-rsid="0024c0cd" style:font-weight-asian="normal" style:font-weight-complex="normal"/>
    </style:style>
    <style:style style:name="P24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2517fc" officeooo:paragraph-rsid="002517fc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font-name="Titillium Web" fo:language="en" fo:country="GB" style:text-underline-style="solid" style:text-underline-width="auto" style:text-underline-color="font-color" fo:font-weight="normal" officeooo:rsid="0022c241" officeooo:paragraph-rsid="0022c241" style:font-weight-asian="normal" style:font-weight-complex="normal"/>
    </style:style>
    <style:style style:name="P26" style:family="paragraph" style:parent-style-name="Table_20_Contents">
      <style:text-properties style:font-name="Titillium Web" officeooo:rsid="00223d3d" officeooo:paragraph-rsid="00223d3d"/>
    </style:style>
    <style:style style:name="P27" style:family="paragraph" style:parent-style-name="Table_20_Contents">
      <style:text-properties style:font-name="Titillium Web" officeooo:rsid="001ed74c" officeooo:paragraph-rsid="001ed74c"/>
    </style:style>
    <style:style style:name="P28" style:family="paragraph" style:parent-style-name="Table_20_Contents">
      <style:text-properties style:font-name="Titillium Web" officeooo:rsid="00229945" officeooo:paragraph-rsid="00229945"/>
    </style:style>
    <style:style style:name="P29" style:family="paragraph" style:parent-style-name="Table_20_Contents">
      <style:text-properties style:font-name="Titillium Web" officeooo:rsid="0022c241" officeooo:paragraph-rsid="0022c241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  <style:style style:name="T4" style:family="text">
      <style:text-properties officeooo:rsid="001d1f87"/>
    </style:style>
    <style:style style:name="T5" style:family="text">
      <style:text-properties officeooo:rsid="001e6b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rah Nemtsov – NUN</text:p>
      <text:p text:style-name="P6"/>
      <text:p text:style-name="P7">Abstractions</text:p>
      <text:p text:style-name="P11">[arctan_distortion] : Overdrive effect using the arctan function</text:p>
      <text:p text:style-name="P11">Arguments: Gain, Volumen, Receive symbol</text:p>
      <text:p text:style-name="P11"/>
      <text:p text:style-name="P11">[wahwah] : </text:p>
      <text:p text:style-name="P11">Arguments: modulator frequency, depth, center frequency, filter Q, dry/wet ratio, receive symbol</text:p>
      <text:p text:style-name="P11"/>
      <text:p text:style-name="P12">[tremolo] : amplitude modulation</text:p>
      <text:p text:style-name="P12">Arguments: modulation frequency, depth, receive symbol</text:p>
      <text:p text:style-name="P12"/>
      <text:p text:style-name="P13">[ring]: ring modulator</text:p>
      <text:p text:style-name="P13">Arguments: modulation frequency, depth, receive symbol</text:p>
      <text:p text:style-name="P13"/>
      <text:p text:style-name="P13">[pitch_shifter] : Pitch shifter (delay based)</text:p>
      <text:p text:style-name="P8"><text:span text:style-name="T2">Arguments: transposition, modulation frequency, </text:span><text:span text:style-name="T3">receive symbol</text:span></text:p>
      <text:p text:style-name="P14"/>
      <text:p text:style-name="P9"><text:span text:style-name="T3">[</text:span><text:span text:style-name="T2">gs~] : granular sampler</text:span></text:p>
      <text:p text:style-name="P15">Arguments: signal (100 a 4000), sample (30 a 60), feedback (on/off), receive symbol</text:p>
      <text:p text:style-name="P15"/>
      <text:p text:style-name="P16">[harmonizer] : Harmonizer based on the pitch shifter abstraction</text:p>
      <text:p text:style-name="P16">Arguments: shift (semitornes) voice1, voice 2, voice 3, voice 4</text:p>
      <text:p text:style-name="P16">An argument of 0 sends the original signal thru.</text:p>
      <text:p text:style-name="P16"/>
      <text:p text:style-name="P17">[chorus] : based on a delay line with modulated reading heads</text:p>
      <text:p text:style-name="P17">Arguments: modulation frequency {v1, v2, v3, v4, <text:span text:style-name="T4">all</text:span>}(in Hz), modulation amplitude {v1, v2, v3, v4, <text:span text:style-name="T4">all</text:span>}, receive symbol</text:p>
      <text:p text:style-name="P17"/>
      <text:p text:style-name="P18">[mod_hpf] : Modulated high pass filter</text:p>
      <text:p text:style-name="P18">Arguments: modulation frequency (Hz), modulation amplitude, centre frequency, <text:span text:style-name="T5">receive symbol</text:span></text:p>
      <text:p text:style-name="P18"/>
      <text:p text:style-name="P19">[flanger] : flanger effect</text:p>
      <text:p text:style-name="P19">Arguments: modulation frequency (Hz), modulation amplitude, feedback (max 0.95), </text:p>
      <text:p text:style-name="P10"><text:soft-page-break/>MIDI</text:p>
      <text:p text:style-name="P2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Control Number</text:p>
          </table:table-cell>
          <table:table-cell table:style-name="Table2.A1" office:value-type="string">
            <text:p text:style-name="P4">Channel</text:p>
          </table:table-cell>
          <table:table-cell table:style-name="Table2.C1" office:value-type="string">
            <text:p text:style-name="P4">Parameter in Patch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6">Violine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2</text:p>
          </table:table-cell>
          <table:table-cell table:style-name="Table2.C2" office:value-type="string">
            <text:p text:style-name="P26">Viola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</text:p>
          </table:table-cell>
          <table:table-cell table:style-name="Table2.C2" office:value-type="string">
            <text:p text:style-name="P26">Cello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4</text:p>
          </table:table-cell>
          <table:table-cell table:style-name="Table2.C2" office:value-type="string">
            <text:p text:style-name="P26">Percussion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5</text:p>
          </table:table-cell>
          <table:table-cell table:style-name="Table2.C2" office:value-type="string">
            <text:p text:style-name="P26">Piano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6</text:p>
          </table:table-cell>
          <table:table-cell table:style-name="Table2.C2" office:value-type="string">
            <text:p text:style-name="P26">Sax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7</text:p>
          </table:table-cell>
          <table:table-cell table:style-name="Table2.C2" office:value-type="string">
            <text:p text:style-name="P26">Oboe FX On/Off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8</text:p>
          </table:table-cell>
          <table:table-cell table:style-name="Table2.C2" office:value-type="string">
            <text:p text:style-name="P26">Clarinet FX On/Off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1</text:p>
          </table:table-cell>
          <table:table-cell table:style-name="Table2.C2" office:value-type="string">
            <text:p text:style-name="P4">Volume Violine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2</text:p>
          </table:table-cell>
          <table:table-cell table:style-name="Table2.C2" office:value-type="string">
            <text:p text:style-name="P28">Volume Viola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3</text:p>
          </table:table-cell>
          <table:table-cell table:style-name="Table2.C2" office:value-type="string">
            <text:p text:style-name="P28">Volume Cello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4</text:p>
          </table:table-cell>
          <table:table-cell table:style-name="Table2.C2" office:value-type="string">
            <text:p text:style-name="P28">Volume Percussion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5</text:p>
          </table:table-cell>
          <table:table-cell table:style-name="Table2.C2" office:value-type="string">
            <text:p text:style-name="P28">Volume Piano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6</text:p>
          </table:table-cell>
          <table:table-cell table:style-name="Table2.C2" office:value-type="string">
            <text:p text:style-name="P28">Volume Sax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7</text:p>
          </table:table-cell>
          <table:table-cell table:style-name="Table2.C2" office:value-type="string">
            <text:p text:style-name="P28">Volume Oboe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4">8</text:p>
          </table:table-cell>
          <table:table-cell table:style-name="Table2.C2" office:value-type="string">
            <text:p text:style-name="P28">Volume Clarinet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1</text:p>
          </table:table-cell>
          <table:table-cell table:style-name="Table2.C2" office:value-type="string">
            <text:p text:style-name="P29">strings output routing 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2</text:p>
          </table:table-cell>
          <table:table-cell table:style-name="Table2.C2" office:value-type="string">
            <text:p text:style-name="P29">percussion output routing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3</text:p>
          </table:table-cell>
          <table:table-cell table:style-name="Table2.C2" office:value-type="string">
            <text:p text:style-name="P29">piano output routing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4</text:p>
          </table:table-cell>
          <table:table-cell table:style-name="Table2.C2" office:value-type="string">
            <text:p text:style-name="P29">winds output routing</text:p>
          </table:table-cell>
        </table:table-row>
      </table:table>
      <text:p text:style-name="P20"/>
      <text:p text:style-name="P17"/>
      <text:p text:style-name="P25">OSC</text:p>
      <text:p text:style-name="P22"><text:span text:style-name="T2"/></text:p>
      <text:p text:style-name="P23"><text:span text:style-name="T2">fx_pedal/[instrument]/[0,1] // switches between clean and fx</text:span></text:p>
      <text:p text:style-name="P23"><text:span text:style-name="T2">express/[instrument]/[0,127] // expression pedal</text:span></text:p>
      <text:p text:style-name="P24"><text:span text:style-name="T2">output_routing/[instrument group]/[speaker, transducer]/[0,1] // switches between speaker <text:tab/>and transducer</text:span></text:p>
      <text:p text:style-name="P24"><text:span text:style-name="T2"/></text:p>
      <text:p text:style-name="P24"><text:span text:style-name="T2"/></text:p>
      <text:p text:style-name="P24"><text:span text:style-name="T2">instruments = [violine, viola, cello, percussion, piano, sax, oboe, clarinet]</text:span></text:p>
      <text:p text:style-name="P24"><text:span text:style-name="T2">instrument group = [strings, percussion, piano, winds]</text:span></text:p>
      <text:p text:style-name="P2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1</text:page-number><text:s/><text:span text:style-name="MT1">of </text:span><text:page-count>3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6H41M44S</meta:editing-duration>
    <meta:editing-cycles>11</meta:editing-cycles>
    <meta:generator>LibreOffice/5.4.0.3$MacOSX_X86_64 LibreOffice_project/7556cbc6811c9d992f4064ab9287069087d7f62c</meta:generator>
    <dc:title>omslo</dc:title>
    <dc:date>2019-10-19T20:25:32.124564000</dc:date>
    <meta:document-statistic meta:table-count="2" meta:image-count="0" meta:object-count="0" meta:page-count="3" meta:paragraph-count="97" meta:word-count="312" meta:character-count="2011" meta:non-whitespace-character-count="1775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